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80000006469A1933B06444541.png" manifest:media-type="image/png"/>
  <manifest:file-entry manifest:full-path="Pictures/100002010000012A000000804827728E52F45A0A.png" manifest:media-type="image/png"/>
  <manifest:file-entry manifest:full-path="Pictures/100002010000016100000179B078C19F7CC36709.png" manifest:media-type="image/png"/>
  <manifest:file-entry manifest:full-path="Pictures/10000201000001780000029F4C60EB45A49615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585f" officeooo:paragraph-rsid="0014585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14585f" officeooo:paragraph-rsid="0014585f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style="normal" fo:font-weight="bold" officeooo:rsid="0014585f" officeooo:paragraph-rsid="0014585f" style:font-size-asian="36pt" style:font-style-asian="normal" style:font-weight-asian="bold" style:font-size-complex="36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style="normal" fo:font-weight="bold" officeooo:rsid="0014585f" officeooo:paragraph-rsid="0016d7f6" style:font-size-asian="36pt" style:font-style-asian="normal" style:font-weight-asian="bold" style:font-size-complex="36pt" style:font-style-complex="normal" style:font-weight-complex="bold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officeooo:rsid="0016d7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"/>
      <text:p text:style-name="P2"/>
      <text:p text:style-name="P3"><text:span text:style-name="T1">Abubakkar </text:span>Abdullah</text:p>
      <text:p text:style-name="P3"/>
      <text:p text:style-name="P3">20p-00<text:span text:style-name="T1">45</text:span></text:p>
      <text:p text:style-name="P3"/>
      <text:p text:style-name="P3">Task <text:span text:style-name="T1">No </text:span>10</text:p>
      <text:p text:style-name="P3"/>
      <text:p text:style-name="P3"><text:span text:style-name="T1">Subject </text:span>COAL</text:p>
      <text:p text:style-name="P3"/>
      <text:p text:style-name="P4">Section BCS-4A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3.9165in" svg:height="6.9898in" draw:z-index="0"><draw:image xlink:href="Pictures/10000201000001780000029F4C60EB45A49615D8.png" xlink:type="simple" xlink:show="embed" xlink:actuate="onLoad" loext:mime-type="image/png"/></draw:frame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1.5535in" svg:y="-0.5882in" svg:width="3.6772in" svg:height="3.9272in" draw:z-index="1"><draw:image xlink:href="Pictures/100002010000016100000179B078C19F7CC367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1.4811in" svg:y="-0.0146in" svg:width="3.1043in" svg:height="1.3335in" draw:z-index="2"><draw:image xlink:href="Pictures/100002010000012A000000804827728E52F45A0A.png" xlink:type="simple" xlink:show="embed" xlink:actuate="onLoad" loext:mime-type="image/png"/></draw:frame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2.5835in" svg:height="1.0417in" draw:z-index="3"><draw:image xlink:href="Pictures/10000201000000F80000006469A1933B064445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3:10:58.072270358</meta:creation-date>
    <dc:date>2022-04-11T23:26:24.662679315</dc:date>
    <meta:editing-duration>PT14M34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5" meta:paragraph-count="9" meta:word-count="14" meta:character-count="66" meta:non-whitespace-character-count="61"/>
  </office:meta>
</office:document-meta>
</file>